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10"/>
      <text:p text:style-name="P10"><text:soft-page-break/>Sat July 7, 2018 <text:span text:style-name="T1">5.5 miles</text:span></text:p>
      <text:p text:style-name="P10">After a 2 mile warm up I ran the Heritage Days 5K race in Greenville PA. </text:p>
      <text:p text:style-name="P10">I ran fairly even pace the whole way and was 30<text:span text:style-name="T3">th</text:span> out of 109 runners.</text:p>
      <text:p text:style-name="P10">Time: 24:22 Average pace: 7:51</text:p>
      <text:p text:style-name="P11">I am going to taper for the Presque Isle Half Marathon next weekend.</text:p>
      <text:p text:style-name="P11">In the next 3 workouts I am going to practice various running and walking routines. <text:s/>I plan to run an ultra in the Fall.</text:p>
      <text:p text:style-name="P10"/>
      <text:p text:style-name="P10">Sun July 8, 2018 <text:span text:style-name="T1">4 miles</text:span></text:p>
      <text:p text:style-name="P10">I walked and ran 4 miles on hilly roads (sum of ascents = 267 feet) and averaged 11:57/mile. <text:s/>I walked about 0.15 miles at the beginning of each </text:p>
      <text:p text:style-name="P10">mile<text:span text:style-name="T1"> </text:span>for a total if 0.6 miles of walking. <text:s/>Walk/Run = 0.18</text:p>
      <text:p text:style-name="P10"/>
      <text:p text:style-name="P10">Mon July 9, 2018 <text:span text:style-name="T1">4 miles</text:span></text:p>
      <text:p text:style-name="P10">I walked and ran 4 miles on hilly roads (sum of ascents = 267 feet) and averaged 11:54/mile. <text:s/>I walked about 0.1 miles at the beginning of each </text:p>
      <text:p text:style-name="P10"><text:span text:style-name="T1">half mile </text:span>for a total if 0.8 miles of walking. <text:s/>Walk/Run = 0.25 </text:p>
      <text:p text:style-name="P10">I walked more today but overall time was faster.</text:p>
      <text:p text:style-name="P10"/>
      <text:p text:style-name="P10">Tues July 10, 2018 <text:span text:style-name="T1">4 miles</text:span></text:p>
      <text:p text:style-name="P10">I ran and walked 4 miles on hilly roads (sum of ascents = 267 feet) and averaged 11:57/mile. <text:s/>I walked 7 times for a total of 1 mile of walking. <text:s/>Walk/Run = 0.33</text:p>
      <text:p text:style-name="P10"/>
      <text:p text:style-name="P10">Wed July 11, 2018 <text:span text:style-name="T1">4.75 miles</text:span> <text:s text:c="2"/></text:p>
      <text:p text:style-name="P10">Warm up: ½ mile run to the Wise Center and rested a few minutes </text:p>
      <text:p text:style-name="P10">Treadmill run: 1.5 miles averaging 9:00/mile with some as fast as 7:41/mile</text:p>
      <text:p text:style-name="P10">After resting 5 minutes I ran ½ mile in 4:00 and 1 mile in 7:54 (the last</text:p>
      <text:p text:style-name="P10">¼ mile was at 7:36/mile pace). <text:s/>I jogged ¼ mile before each of the two runs.</text:p>
      <text:p text:style-name="P10">Warm down: ¾ mile jog</text:p>
      <text:p text:style-name="P10"/>
      <text:p text:style-name="P10">Thurs July 12, 2018 <text:span text:style-name="T1">3 miles </text:span></text:p>
      <text:p text:style-name="P10">I ran with Mark, Tim, Rod and Chance on the high school track.</text:p>
      <text:p text:style-name="P10">Warm up: 1 mile in about 10:30</text:p>
      <text:p text:style-name="P10">Run: 1 x 200 m in 58s and jogged 200m</text:p>
      <text:p text:style-name="P10">4 x 400m with a 400m jog between the 400m runs</text:p>
      <text:p text:style-name="P10">Times for the 400m runs: 1:50, 1:43, 1:58, 1:54</text:p>
      <text:p text:style-name="P10"/>
      <text:p text:style-name="P10">Fri July 13, 2018 <text:span text:style-name="T1">4 miles</text:span> </text:p>
      <text:p text:style-name="P10">I did the same workout as on Tues July 11 and averaged 11:49. <text:s/></text:p>
      <text:p text:style-name="P10">Walk/run was about 0.33 again</text:p>
      <text:p text:style-name="P10"/>
      <text:p text:style-name="P11">29.75 miles in the last week</text:p>
      <text:p text:style-name="P12"><text:soft-page-break/>Sat <text:s/>July 14, 2018 <text:span text:style-name="T1">no running</text:span></text:p>
      <text:p text:style-name="P12"/>
      <text:p text:style-name="P12">Sun July 15, 2018 <text:span text:style-name="T1">14.5 miles</text:span></text:p>
      <text:p text:style-name="P12">I ran the Presque Isle Half Marathon in Erie PA and came in 206/1067. <text:s/>My GPS measured the course at 13.21 miles with a time of 1:50:47. <text:s/>It was a hot and humid day and I drank a lot at every water stop and ate a gel at 5 miles and another at 10 miles.</text:p>
      <text:p text:style-name="P12">Mile splits: 8:17, 8:15, 8:16, 8:17, 8:16, 8:23, 8:21, 8:17, 8:37, 8:28, 8:16, 8:24, 8:34</text:p>
      <text:p text:style-name="P12">The last 0.21 mile was at 8:06/mile pace.</text:p>
      <text:p text:style-name="P12"/>
      <text:p text:style-name="P12">Mon July 16, 2018 <text:span text:style-name="T1">4 miles</text:span></text:p>
      <text:p text:style-name="P12">I ran 4 miles on hilly roads and grass and averaged 11:00/mile. </text:p>
      <text:p text:style-name="P12"/>
      <text:p text:style-name="P12">Tues July 17, 2018 <text:span text:style-name="T1">4 miles</text:span></text:p>
      <text:p text:style-name="P12">I walked and ran 4 miles on hilly roads (sum of ascents = 267 feet) and averaged 11:55/mile. <text:s/>I walked a total of 0.6 miles. <text:s/>Walk/Run = 0.18</text:p>
      <text:p text:style-name="P12"/>
      <text:p text:style-name="P12">Wed July 18, 2018 <text:span text:style-name="T1">5.25 miles</text:span> <text:s/></text:p>
      <text:p text:style-name="P12">1 mile in 10:34 and then a long rest. </text:p>
      <text:p text:style-name="P12">4.25 miles on very hilly roads averaging 10:10/mile.</text:p>
      <text:list xml:id="list7661270236789612826" text:style-name="L1">
        <text:list-item>
          <text:list>
            <text:list-header>
              <text:p text:style-name="P13">Sum of ascents along the course: 529 feet.</text:p>
            </text:list-header>
          </text:list>
        </text:list-item>
      </text:list>
      <text:p text:style-name="P12"/>
      <text:p text:style-name="P12">Thur July 19, 2018 <text:span text:style-name="T1">4 miles</text:span></text:p>
      <text:p text:style-name="P12">I ran with 5 other runners on the high school track.</text:p>
      <text:p text:style-name="P12">Warm up: 1.5 miles at various paces.</text:p>
      <text:p text:style-name="P12">Run: 2 x ½ mile and 2 x ¼ mile with a ¼ mile jog after each run.</text:p>
      <text:p text:style-name="P12">Times: 3:49, 3:46, 1:57, 1:53</text:p>
      <text:p text:style-name="P12"/>
      <text:p text:style-name="P12">Fri July 20, 2018 <text:span text:style-name="T1">6.75 miles</text:span> </text:p>
      <text:p text:style-name="P12">Warm up:</text:p>
      <text:p text:style-name="P12">½ mile down to the Wise Center</text:p>
      <text:p text:style-name="P12">1.5 miles on a treadmill averaging 9:00/mile at various paces some as fast as 7:41/mile</text:p>
      <text:p text:style-name="P12">Run: <text:s/>5 x ½ mile with ¼ mile (3:00) jog before each run</text:p>
      <text:p text:style-name="P12">Times: 4:00, 4:00, 3:57, 3:54, 3:54</text:p>
      <text:p text:style-name="P12">Warm down: jog ½ mile on the treadmill and ½ mile home</text:p>
      <text:p text:style-name="P12"/>
      <text:p text:style-name="P14">38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20T10:13:57.78</dc:date>
    <dc:creator>James Lombardi</dc:creator>
    <meta:editing-duration>P4DT7H22M21S</meta:editing-duration>
    <meta:editing-cycles>352</meta:editing-cycles>
    <meta:generator>OpenOffice/4.1.2$Win32 OpenOffice.org_project/412m3$Build-9782</meta:generator>
    <meta:document-statistic meta:table-count="0" meta:image-count="0" meta:object-count="0" meta:page-count="6" meta:paragraph-count="164" meta:word-count="1733" meta:character-count="8416"/>
  </office:meta>
</office:document-meta>
</file>